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roid Sans Fallback" svg:font-family="'Droid Sans Fallback'" style:font-family-generic="swiss" style:font-pitch="variable"/>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HK" svg:font-family="'Noto Sans Mono CJK HK'" style:font-family-generic="swiss" style:font-pitch="variable"/>
    <style:font-face style:name="Noto Sans Mono CJK JP" svg:font-family="'Noto Sans Mono CJK JP'" style:font-family-generic="swiss" style:font-pitch="variable"/>
    <style:font-face style:name="Noto Serif CJK SC" svg:font-family="'Noto Serif CJK SC'" style:font-family-generic="system" style:font-pitch="variable"/>
    <style:font-face style:name="Timmana" svg:font-family="Timmana" style:font-pitch="variable"/>
    <style:font-face style:name="Ubuntu" svg:font-family="Ubuntu" style:font-pitch="variable"/>
    <style:font-face style:name="sans-serif" svg:font-family="sans-serif"/>
  </office:font-face-decls>
  <office:automatic-styles>
    <style:style style:name="P1" style:family="paragraph" style:parent-style-name="Standard">
      <style:text-properties style:font-name="Noto Sans Mono CJK JP" fo:font-size="26pt" fo:font-weight="bold" officeooo:rsid="000a33a0" officeooo:paragraph-rsid="000a33a0" style:font-size-asian="26pt" style:font-weight-asian="bold" style:font-size-complex="26pt" style:font-weight-complex="bold"/>
    </style:style>
    <style:style style:name="P2" style:family="paragraph" style:parent-style-name="Standard">
      <style:text-properties style:font-name="Noto Sans Mono CJK JP" fo:font-size="16pt" fo:font-style="italic" fo:font-weight="bold" officeooo:rsid="000a33a0" officeooo:paragraph-rsid="000a33a0" style:font-size-asian="14pt" style:font-style-asian="italic" style:font-weight-asian="bold" style:font-size-complex="16pt" style:font-style-complex="italic"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normal"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normal" style:font-weight-asian="normal" style:font-weight-complex="normal"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bold" style:font-weight-asian="bold" style:font-weight-complex="bold"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24pt" fo:letter-spacing="normal" fo:font-style="normal" fo:font-weight="bold" officeooo:rsid="000b23f7" officeooo:paragraph-rsid="000b23f7" style:font-size-asian="24pt" style:font-weight-asian="bold" style:font-size-complex="24pt" style:font-weight-complex="bold"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24pt" fo:letter-spacing="normal" fo:font-style="normal" fo:font-weight="bold" style:font-size-asian="24pt" style:font-weight-asian="bold" style:font-size-complex="24pt" style:font-weight-complex="bold"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24pt" fo:letter-spacing="normal" fo:font-style="normal" fo:font-weight="bold" officeooo:rsid="000d154b" officeooo:paragraph-rsid="000ebd52" style:font-size-asian="24pt" style:font-weight-asian="bold" style:font-size-complex="24pt" style:font-weight-complex="bold"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2pt" fo:letter-spacing="normal" fo:font-style="normal" fo:font-weight="normal" officeooo:rsid="000d154b" officeooo:paragraph-rsid="000d154b" style:font-size-asian="12pt" style:font-size-complex="12pt"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2pt" fo:letter-spacing="normal" fo:font-style="normal" fo:font-weight="normal" officeooo:rsid="000d154b" officeooo:paragraph-rsid="000d154b" style:font-size-asian="12pt" style:font-weight-asian="normal" style:font-size-complex="12pt"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2pt" fo:letter-spacing="normal" fo:font-style="normal" fo:font-weight="normal" officeooo:rsid="000d154b" officeooo:paragraph-rsid="000ebd52" style:font-size-asian="12pt" style:font-weight-asian="normal" style:font-size-complex="12pt"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2pt" fo:letter-spacing="normal" fo:font-style="normal" fo:font-weight="normal" officeooo:rsid="000f1206" officeooo:paragraph-rsid="000f1206" style:font-size-asian="12pt" style:font-weight-asian="normal" style:font-size-complex="12pt"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2pt" fo:letter-spacing="normal" fo:font-style="normal" fo:font-weight="normal" officeooo:rsid="000d154b" officeooo:paragraph-rsid="000ebd52" style:font-size-asian="12pt" style:font-style-asian="normal" style:font-weight-asian="normal" style:font-size-complex="12pt" style:font-style-complex="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2pt" fo:letter-spacing="normal" fo:font-style="normal" fo:font-weight="normal" style:font-size-asian="12pt" style:font-style-asian="normal" style:font-weight-asian="normal" style:font-size-complex="12pt" style:font-style-complex="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2pt" fo:letter-spacing="normal" fo:font-style="normal" fo:font-weight="bold" officeooo:rsid="000d154b" officeooo:paragraph-rsid="000d154b" style:font-size-asian="12pt" style:font-weight-asian="bold" style:font-size-complex="12pt" style:font-weight-complex="bold"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2pt" fo:letter-spacing="normal" fo:font-style="normal" fo:font-weight="bold" officeooo:rsid="000d154b" officeooo:paragraph-rsid="000ebd52" style:font-size-asian="12pt" style:font-style-asian="normal" style:font-weight-asian="bold" style:font-size-complex="12pt" style:font-style-complex="normal" style:font-weight-complex="bold"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Droid Sans Fallback" fo:font-size="15pt" fo:letter-spacing="normal" fo:font-style="normal" fo:font-weight="normal" officeooo:rsid="000d154b" officeooo:paragraph-rsid="000d154b" style:font-size-asian="13.1000003814697pt" style:font-size-complex="15pt"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Timmana" fo:font-size="16pt" fo:letter-spacing="normal" fo:font-style="normal" fo:font-weight="bold" officeooo:rsid="000d154b" officeooo:paragraph-rsid="000d154b" style:font-size-asian="16pt" style:font-weight-asian="bold" style:font-size-complex="16pt" style:font-weight-complex="bold"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Ubuntu" fo:letter-spacing="normal" fo:font-style="normal" fo:font-weight="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Ubuntu" fo:font-size="22pt" fo:letter-spacing="normal" fo:font-style="normal" fo:font-weight="bold" officeooo:rsid="000f1206" officeooo:paragraph-rsid="000f1206" style:font-size-asian="22pt" style:font-weight-asian="bold" style:font-size-complex="22pt" style:font-weight-complex="bold"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Ubuntu" fo:font-size="13pt" fo:letter-spacing="normal" fo:font-style="normal" fo:font-weight="normal" officeooo:rsid="000f1206" officeooo:paragraph-rsid="000f1206" style:font-size-asian="11.3500003814697pt" style:font-weight-asian="normal" style:font-size-complex="13pt" style:font-weight-complex="normal" loext:padding="0in" loext:border="none"/>
    </style:style>
    <style:style style:name="P22" style:family="paragraph" style:parent-style-name="Standard">
      <style:text-properties style:font-name="Droid Sans Fallback"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a33a0" style:font-weight-asian="bold" style:font-weight-complex="bold"/>
    </style:style>
    <style:style style:name="T3" style:family="text">
      <style:text-properties fo:font-weight="bold" officeooo:rsid="000ebd52" style:font-weight-asian="bold" style:font-weight-complex="bold"/>
    </style:style>
    <style:style style:name="T4" style:family="text">
      <style:text-properties style:font-name="Droid Sans Fallback" fo:font-weight="bold" officeooo:rsid="000a33a0" style:font-weight-asian="bold" style:font-weight-complex="bold"/>
    </style:style>
    <style:style style:name="T5" style:family="text">
      <style:text-properties style:font-name="Droid Sans Fallback" officeooo:rsid="000a33a0"/>
    </style:style>
    <style:style style:name="T6" style:family="text">
      <style:text-properties style:font-name="Droid Sans Fallback" officeooo:rsid="000b23f7"/>
    </style:style>
    <style:style style:name="T7" style:family="text">
      <style:text-properties officeooo:rsid="000b23f7"/>
    </style:style>
    <style:style style:name="T8" style:family="text">
      <style:text-properties officeooo:rsid="000d154b"/>
    </style:style>
    <style:style style:name="T9" style:family="text">
      <style:text-properties officeooo:rsid="000f12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UNIX Whitepaper V1.0</text:p>
      <text:p text:style-name="P3"><text:span text:style-name="T1"/></text:p>
      <text:p text:style-name="P19"><text:span text:style-name="T2">Notice </text:span><text:span text:style-name="T1">: The demo version of the Whitepaper, which describes in detail the plans and development of our project. The </text:span><text:span text:style-name="T3">W</text:span><text:span text:style-name="T1">hitepaper only outlines current plans for </text:span><text:span text:style-name="T2">UNIX.</text:span></text:p>
      <text:p text:style-name="P3"><text:span text:style-name="T4"/></text:p>
      <text:p text:style-name="P3"><text:span text:style-name="T4"/></text:p>
      <text:p text:style-name="P4"><text:span text:style-name="T5">And so, a new era of Blockchain technology has entered the world. You may have heard this word many times already.</text:span></text:p>
      <text:p text:style-name="P4"><text:span text:style-name="T5"/></text:p>
      <text:p text:style-name="P4"><text:span text:style-name="T5">Blockchain technology is an advanced database mechanism that allows you to organize an open exchange of information within a business network. The blockchain database stores data in blocks linked together in a ch</text:span><text:span text:style-name="T6">ain.</text:span></text:p>
      <text:p text:style-name="P4"><text:span text:style-name="T6"/></text:p>
      <text:p text:style-name="P6">Introducing</text:p>
      <text:p text:style-name="P6"/>
      <text:p text:style-name="P4"><text:span text:style-name="T6">UNIX is a blockchain with assets and the possibility of obtaining cryptocurrencies, thanks to the Proof-of-Work mechanism (with future plans to switch from Proof-of-Work to Proof-Of-Stake). </text:span></text:p>
      <text:p text:style-name="P4"><text:span text:style-name="T6">This will be done for the environmental friendliness and safety of our project.</text:span></text:p>
      <text:p text:style-name="P4"><text:span text:style-name="T6"/></text:p>
      <text:p text:style-name="P10"><text:span text:style-name="T6">Our platform in general does not differ from other blockchain platforms, however, we offer higher transaction throughput for as much as it will be possible for us and our team.Also, our blockchain platform will be completely decentralized.</text:span></text:p>
      <text:p text:style-name="P4"><text:span text:style-name="T6"/></text:p>
      <text:p text:style-name="P7"><text:span text:style-name="T8">UNIX</text:span><text:span text:style-name="T7"> </text:span><text:span text:style-name="T8">L</text:span><text:span text:style-name="T7">aunch</text:span></text:p>
      <text:p text:style-name="P3"/>
      <text:p text:style-name="P9">Launching a blockchain is a very time-consuming and long process, where it is necessary to have programming skills and a good development team, which we do not have at this stage. </text:p>
      <text:p text:style-name="P9"/>
      <text:p text:style-name="P9">We are open to all those who want to help in the development of the Blockchain platform.</text:p>
      <text:p text:style-name="P9"/>
      <text:p text:style-name="P17"/>
      <text:p text:style-name="P18">The approximate year of launch - <text:s/>2025.</text:p>
      <text:p text:style-name="P15"/>
      <text:p text:style-name="P22">...</text:p>
      <text:p text:style-name="P15"/>
      <text:p text:style-name="P15"/>
      <text:p text:style-name="P11"><text:s/></text:p>
      <text:p text:style-name="P8"><text:soft-page-break/>Use cases</text:p>
      <text:p text:style-name="P13"/>
      <text:p text:style-name="P13">UNIX has the same use cases as any cryptocurrency, a digital peer-to-peer currency that can be used to transfer value. But here's what distinguishes UNIX from others: UNIX aims to become a currency used for worldwide benefit. Below we will look at what UNIX will be used for in the future.</text:p>
      <text:p text:style-name="P13">• Transfer of values </text:p>
      <text:p text:style-name="P13">• Transfer of assets </text:p>
      <text:p text:style-name="P13">• Shopping/Payment in shops/restaurants/cafes, etc </text:p>
      <text:p text:style-name="P13"/>
      <text:p text:style-name="P13">The only problem is for people to accept this coin for use for the purposes described above, based on <text:span text:style-name="T9">D</text:span>apps.</text:p>
      <text:p text:style-name="P13"/>
      <text:p text:style-name="P13"/>
      <text:p text:style-name="P13"/>
      <text:p text:style-name="P13">________________________________________________________________________________</text:p>
      <text:p text:style-name="P13"/>
      <text:p text:style-name="P13"/>
      <text:p text:style-name="P13"/>
      <text:p text:style-name="P16"/>
      <text:p text:style-name="P16"/>
      <text:p text:style-name="P16"/>
      <text:p text:style-name="P16"/>
      <text:p text:style-name="P16"/>
      <text:p text:style-name="P16"/>
      <text:p text:style-name="P16"/>
      <text:p text:style-name="P16"/>
      <text:p text:style-name="P16"><text:span text:style-name="T9">S</text:span>tepping into the world of decentralization.</text:p>
      <text:p text:style-name="P16"/>
      <text:p text:style-name="P16"/>
      <text:p text:style-name="P16"/>
      <text:p text:style-name="P16"/>
      <text:p text:style-name="P16"/>
      <text:p text:style-name="P14"/>
      <text:p text:style-name="P10"/>
      <text:p text:style-name="P20">Contact Info: </text:p>
      <text:p text:style-name="P21"/>
      <text:p text:style-name="P21">GitHub: <text:a xlink:type="simple" xlink:href="https://github.com/ynwqmv" text:style-name="Internet_20_link" text:visited-style-name="Visited_20_Internet_20_Link">https://github.com/ynwqmv</text:a></text:p>
      <text:p text:style-name="P21">Mail: <text:a xlink:type="simple" xlink:href="mailto:lexpycode0@gmail.com" text:style-name="Internet_20_link" text:visited-style-name="Visited_20_Internet_20_Link">lexpycode0@gmail.com</text:a></text:p>
      <text:p text:style-name="P21">Instagram: @ynwqmv</text:p>
      <text:p text:style-name="P21"/>
      <text:p text:style-name="P21">0162</text:p>
      <text:p text:style-name="P12"/>
      <text:p text:style-name="P4"><text:span text:style-name="T6"/></text:p>
      <text:p text:style-name="P5"/>
      <text:p text:style-name="P3"><text:soft-page-break/></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roid Sans Fallback" svg:font-family="'Droid Sans Fallback'" style:font-family-generic="swiss" style:font-pitch="variable"/>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HK" svg:font-family="'Noto Sans Mono CJK HK'" style:font-family-generic="swiss" style:font-pitch="variable"/>
    <style:font-face style:name="Noto Sans Mono CJK JP" svg:font-family="'Noto Sans Mono CJK JP'" style:font-family-generic="swiss" style:font-pitch="variable"/>
    <style:font-face style:name="Noto Serif CJK SC" svg:font-family="'Noto Serif CJK SC'" style:font-family-generic="system" style:font-pitch="variable"/>
    <style:font-face style:name="Timmana" svg:font-family="Timmana" style:font-pitch="variable"/>
    <style:font-face style:name="Ubuntu" svg:font-family="Ubuntu"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4T15:28:03.214076579</meta:creation-date>
    <dc:date>2022-09-04T16:17:39.786969394</dc:date>
    <meta:editing-duration>PT8M25S</meta:editing-duration>
    <meta:editing-cycles>1</meta:editing-cycles>
    <meta:document-statistic meta:table-count="0" meta:image-count="0" meta:object-count="0" meta:page-count="3" meta:paragraph-count="27" meta:word-count="322" meta:character-count="2078" meta:non-whitespace-character-count="1774"/>
    <meta:generator>LibreOffice/7.3.5.2$Linux_X86_64 LibreOffice_project/30$Build-2</meta:generator>
  </office:meta>
</office:document-meta>
</file>